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AC000001ADE78570A4C8837FA2.jpg" manifest:media-type="image/jpe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6.6931in" style:rel-width="100%" fo:margin-left="0in" style:page-number="auto" table:align="left"/>
    </style:style>
    <style:style style:name="Table1.A" style:family="table-column">
      <style:table-column-properties style:column-width="4.6875in" style:rel-column-width="6750*"/>
    </style:style>
    <style:style style:name="Table1.B" style:family="table-column">
      <style:table-column-properties style:column-width="2.0056in" style:rel-column-width="2888*"/>
    </style:style>
    <style:style style:name="Table1.1" style:family="table-row">
      <style:table-row-properties style:min-row-height="0.3938in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P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font-weight="bold" officeooo:rsid="00138238" officeooo:paragraph-rsid="00138238" style:font-size-asian="9pt" style:font-weight-asian="bold" style:font-size-complex="9pt"/>
    </style:style>
    <style:style style:name="P2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font-weight="bold" officeooo:rsid="00138238" officeooo:paragraph-rsid="00262d77" style:font-size-asian="9pt" style:font-weight-asian="bold" style:font-size-complex="9pt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language="ca" fo:country="ES" fo:font-weight="bold" officeooo:rsid="00138238" officeooo:paragraph-rsid="00138238" style:font-size-asian="9pt" style:font-weight-asian="bold" style:font-size-complex="9pt"/>
    </style:style>
    <style:style style:name="P4" style:family="paragraph" style:parent-style-name="Normal">
      <style:paragraph-properties fo:margin-top="0in" fo:margin-bottom="0in" loext:contextual-spacing="false" fo:line-height="100%" fo:text-align="center" style:justify-single-word="false" fo:break-before="page"/>
      <style:text-properties fo:font-size="9pt" fo:font-weight="bold" officeooo:rsid="00138238" officeooo:paragraph-rsid="00138238" style:font-size-asian="9pt" style:font-weight-asian="bold" style:font-size-complex="9pt"/>
    </style:style>
    <style:style style:name="P5" style:family="paragraph" style:parent-style-name="Standard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deb58"/>
    </style:style>
    <style:style style:name="P6" style:family="paragraph" style:parent-style-name="Standard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c73ee"/>
    </style:style>
    <style:style style:name="P7" style:family="paragraph" style:parent-style-name="Standard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style:text-underline-style="none" officeooo:rsid="004f05ba" officeooo:paragraph-rsid="0051408a"/>
    </style:style>
    <style:style style:name="P8" style:family="paragraph" style:parent-style-name="Standard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style:text-underline-style="none" officeooo:rsid="00678c8e" officeooo:paragraph-rsid="00678c8e"/>
    </style:style>
    <style:style style:name="P9" style:family="paragraph" style:parent-style-name="Normal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Calibri1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15f16d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5c0e24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5cce05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6a7560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use-window-font-color="true" style:font-name="Calibri1" fo:font-weight="normal" officeooo:paragraph-rsid="0015f16d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use-window-font-color="true" style:font-name="Calibri1" fo:font-weight="normal" officeooo:rsid="00067cfd" officeooo:paragraph-rsid="0015f16d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rsid="0053d496" officeooo:paragraph-rsid="005c0e24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25in" style:auto-text-indent="false" fo:background-color="transparent"/>
      <style:text-properties style:font-name="Calibri1" officeooo:rsid="0045e86a" officeooo:paragraph-rsid="004220aa"/>
    </style:style>
    <style:style style:name="P18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a8fdc"/>
    </style:style>
    <style:style style:name="P19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47c1a7"/>
    </style:style>
    <style:style style:name="P20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4f05ba"/>
    </style:style>
    <style:style style:name="P21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04432"/>
    </style:style>
    <style:style style:name="P22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49b7d0"/>
    </style:style>
    <style:style style:name="P23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c0e24"/>
    </style:style>
    <style:style style:name="P24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1408a"/>
    </style:style>
    <style:style style:name="P25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04432"/>
    </style:style>
    <style:style style:name="P26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4d56d"/>
    </style:style>
    <style:style style:name="P27" style:family="paragraph" style:parent-style-name="Standard" style:list-style-name="L3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91949"/>
    </style:style>
    <style:style style:name="P28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3f8a7"/>
    </style:style>
    <style:style style:name="P29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2645b"/>
    </style:style>
    <style:style style:name="P30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deb58"/>
    </style:style>
    <style:style style:name="P31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47c1a7" officeooo:paragraph-rsid="0047c1a7"/>
    </style:style>
    <style:style style:name="P32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4f05ba" officeooo:paragraph-rsid="005c0e24"/>
    </style:style>
    <style:style style:name="P33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53247f" officeooo:paragraph-rsid="005c0e24"/>
    </style:style>
    <style:style style:name="P34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5c0e24" officeooo:paragraph-rsid="005c0e24"/>
    </style:style>
    <style:style style:name="P35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504432" officeooo:paragraph-rsid="00508adb"/>
    </style:style>
    <style:style style:name="P36" style:family="paragraph" style:parent-style-name="Standard" style:list-style-name="L3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style:text-underline-style="none" officeooo:rsid="00691949" officeooo:paragraph-rsid="00691949"/>
    </style:style>
    <style:style style:name="P37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text-underline-style="none" officeooo:paragraph-rsid="0049b7d0"/>
    </style:style>
    <style:style style:name="P38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text-underline-style="none" officeooo:rsid="0051408a" officeooo:paragraph-rsid="005cce05"/>
    </style:style>
    <style:style style:name="P39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rsid="005c0e24" officeooo:paragraph-rsid="005c0e24"/>
    </style:style>
    <style:style style:name="P40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rsid="004f05ba" officeooo:paragraph-rsid="005c0e24"/>
    </style:style>
    <style:style style:name="P41" style:family="paragraph" style:parent-style-name="Standard" style:list-style-name="L4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rsid="006d317d" officeooo:paragraph-rsid="006d317d"/>
    </style:style>
    <style:style style:name="P42" style:family="paragraph" style:parent-style-name="Standard" style:list-style-name="L4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use-window-font-color="true" style:font-name="Calibri1" fo:font-style="normal" style:text-underline-style="none" fo:font-weight="normal" officeooo:rsid="006d317d" officeooo:paragraph-rsid="006d317d" style:font-style-asian="normal" style:font-weight-asian="normal" style:font-style-complex="normal" style:font-weight-complex="normal"/>
    </style:style>
    <style:style style:name="P43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use-window-font-color="true" style:font-name="Calibri1" fo:font-style="normal" style:text-underline-style="none" fo:font-weight="normal" officeooo:rsid="006d317d" officeooo:paragraph-rsid="006d317d" style:font-style-asian="normal" style:font-weight-asian="normal" style:font-style-complex="normal" style:font-weight-complex="normal"/>
    </style:style>
    <style:style style:name="P44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use-window-font-color="true" style:font-name="Calibri1" fo:font-style="normal" style:text-underline-style="none" fo:font-weight="normal" officeooo:rsid="006d317d" officeooo:paragraph-rsid="00623d28" style:font-style-asian="normal" style:font-weight-asian="normal" style:font-style-complex="normal" style:font-weight-complex="normal"/>
    </style:style>
    <style:style style:name="P45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use-window-font-color="true" style:font-name="Calibri1" fo:font-style="normal" style:text-underline-style="none" fo:font-weight="normal" officeooo:rsid="0062645b" officeooo:paragraph-rsid="0063f8a7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rsid="006fcec8" officeooo:paragraph-rsid="006fcec8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5c0e24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402956"/>
    </style:style>
    <style:style style:name="T3" style:family="text">
      <style:text-properties style:use-window-font-color="true" style:font-name="Calibri1" fo:font-weight="bold" style:font-weight-asian="bold" style:font-weight-complex="bold"/>
    </style:style>
    <style:style style:name="T4" style:family="text">
      <style:text-properties style:use-window-font-color="true" style:font-name="Calibri1" fo:font-weight="bold" officeooo:rsid="00067cfd" style:font-weight-asian="bold" style:font-weight-complex="bold"/>
    </style:style>
    <style:style style:name="T5" style:family="text">
      <style:text-properties style:use-window-font-color="true" style:font-name="Calibri1" fo:font-weight="bold" officeooo:rsid="005c0e24" style:font-weight-asian="bold" style:font-weight-complex="bold"/>
    </style:style>
    <style:style style:name="T6" style:family="text">
      <style:text-properties style:use-window-font-color="true" style:font-name="Calibri1" fo:font-weight="bold" officeooo:rsid="006a7560" style:font-weight-asian="bold" style:font-weight-complex="bold"/>
    </style:style>
    <style:style style:name="T7" style:family="text">
      <style:text-properties style:use-window-font-color="true" style:font-name="Calibri1" fo:font-weight="normal" officeooo:rsid="00067cfd" style:font-weight-asian="normal" style:font-weight-complex="normal"/>
    </style:style>
    <style:style style:name="T8" style:family="text">
      <style:text-properties style:use-window-font-color="true" style:font-name="Calibri1" fo:font-weight="normal" officeooo:rsid="0053d496" style:font-weight-asian="normal" style:font-weight-complex="normal"/>
    </style:style>
    <style:style style:name="T9" style:family="text">
      <style:text-properties style:use-window-font-color="true" style:font-name="Calibri1" fo:font-style="italic" fo:font-weight="normal" officeooo:rsid="00067cfd" style:font-style-asian="italic" style:font-weight-asian="normal" style:font-style-complex="italic" style:font-weight-complex="normal"/>
    </style:style>
    <style:style style:name="T10" style:family="text">
      <style:text-properties style:use-window-font-color="true" style:font-name="Calibri1" fo:font-style="italic" fo:font-weight="normal" officeooo:rsid="0053d496" style:font-style-asian="italic" style:font-weight-asian="normal" style:font-style-complex="italic" style:font-weight-complex="normal"/>
    </style:style>
    <style:style style:name="T11" style:family="text">
      <style:text-properties style:use-window-font-color="true" style:font-name="Calibri1" style:text-underline-style="none" fo:font-weight="bold" officeooo:rsid="00067cfd" style:font-weight-asian="bold" style:font-weight-complex="bold"/>
    </style:style>
    <style:style style:name="T12" style:family="text">
      <style:text-properties style:use-window-font-color="true" style:font-name="Calibri1" style:text-underline-style="none" fo:font-weight="bold" officeooo:rsid="0053d496" style:font-weight-asian="bold" style:font-weight-complex="bold"/>
    </style:style>
    <style:style style:name="T13" style:family="text">
      <style:text-properties style:use-window-font-color="true" style:font-name="Calibri1" style:text-underline-style="none" fo:font-weight="bold" officeooo:rsid="00a29a73" style:font-weight-asian="bold" style:font-weight-complex="bold"/>
    </style:style>
    <style:style style:name="T14" style:family="text">
      <style:text-properties style:use-window-font-color="true" style:font-name="Calibri1" style:text-underline-style="none" fo:font-weight="bold" officeooo:rsid="005cce05" style:font-weight-asian="bold" style:font-weight-complex="bold"/>
    </style:style>
    <style:style style:name="T15" style:family="text">
      <style:text-properties style:use-window-font-color="true" style:font-name="Calibri1" style:text-underline-style="none" fo:font-weight="bold" officeooo:rsid="005c0e24" style:font-weight-asian="bold" style:font-weight-complex="bold"/>
    </style:style>
    <style:style style:name="T16" style:family="text">
      <style:text-properties style:use-window-font-color="true" style:font-name="Calibri1" style:text-underline-style="none" fo:font-weight="bold" officeooo:rsid="006a7560" style:font-weight-asian="bold" style:font-weight-complex="bold"/>
    </style:style>
    <style:style style:name="T17" style:family="text">
      <style:text-properties style:use-window-font-color="true" style:font-name="Calibri1" style:text-underline-style="none" fo:font-weight="bold" officeooo:rsid="006cb34c" style:font-weight-asian="bold" style:font-weight-complex="bold"/>
    </style:style>
    <style:style style:name="T18" style:family="text">
      <style:text-properties style:use-window-font-color="true" style:font-name="Calibri1" style:text-underline-style="none" fo:font-weight="normal" officeooo:rsid="00067cfd" style:font-weight-asian="normal" style:font-weight-complex="normal"/>
    </style:style>
    <style:style style:name="T19" style:family="text">
      <style:text-properties style:use-window-font-color="true" style:font-name="Calibri1" style:text-underline-style="none" fo:font-weight="normal" officeooo:rsid="0053d496" style:font-weight-asian="normal" style:font-weight-complex="normal"/>
    </style:style>
    <style:style style:name="T20" style:family="text">
      <style:text-properties style:use-window-font-color="true" style:font-name="Calibri1" style:text-underline-style="none" fo:font-weight="normal" officeooo:rsid="004f05ba" style:font-weight-asian="normal" style:font-weight-complex="normal"/>
    </style:style>
    <style:style style:name="T21" style:family="text">
      <style:text-properties style:use-window-font-color="true" style:font-name="Calibri1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use-window-font-color="true" style:font-name="Calibri1" fo:font-style="normal" style:text-underline-style="none" fo:font-weight="normal" officeooo:rsid="00623d28" style:font-style-asian="normal" style:font-weight-asian="normal" style:font-style-complex="normal" style:font-weight-complex="normal"/>
    </style:style>
    <style:style style:name="T23" style:family="text">
      <style:text-properties style:use-window-font-color="true" style:font-name="Calibri1" fo:font-style="normal" style:text-underline-style="none" fo:font-weight="normal" officeooo:rsid="0062645b" style:font-style-asian="normal" style:font-weight-asian="normal" style:font-style-complex="normal" style:font-weight-complex="normal"/>
    </style:style>
    <style:style style:name="T24" style:family="text">
      <style:text-properties style:use-window-font-color="true" style:font-name="Calibri1" fo:font-style="normal" style:text-underline-style="none" fo:font-weight="normal" officeooo:rsid="0063f8a7" style:font-style-asian="normal" style:font-weight-asian="normal" style:font-style-complex="normal" style:font-weight-complex="normal"/>
    </style:style>
    <style:style style:name="T25" style:family="text">
      <style:text-properties style:use-window-font-color="true" style:font-name="Calibri1" fo:font-style="normal" style:text-underline-style="none" fo:font-weight="normal" officeooo:rsid="006d317d" style:font-style-asian="normal" style:font-weight-asian="normal" style:font-style-complex="normal" style:font-weight-complex="normal"/>
    </style:style>
    <style:style style:name="T26" style:family="text">
      <style:text-properties style:use-window-font-color="true" style:font-name="Calibri1" fo:font-style="normal" style:text-underline-style="none" fo:font-weight="normal" officeooo:rsid="006deb58" style:font-style-asian="normal" style:font-weight-asian="normal" style:font-style-complex="normal" style:font-weight-complex="normal"/>
    </style:style>
    <style:style style:name="T27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4f05ba" style:font-style-asian="normal" style:font-weight-asian="normal" style:font-style-complex="normal" style:font-weight-complex="normal"/>
    </style:style>
    <style:style style:name="T28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607313" style:font-style-asian="normal" style:font-weight-asian="normal" style:font-style-complex="normal" style:font-weight-complex="normal"/>
    </style:style>
    <style:style style:name="T29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623d28" style:font-style-asian="normal" style:font-weight-asian="normal" style:font-style-complex="normal" style:font-weight-complex="normal"/>
    </style:style>
    <style:style style:name="T30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64d56d" style:font-style-asian="normal" style:font-weight-asian="normal" style:font-style-complex="normal" style:font-weight-complex="normal"/>
    </style:style>
    <style:style style:name="T31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6c73ee" style:font-style-asian="normal" style:font-weight-asian="normal" style:font-style-complex="normal" style:font-weight-complex="normal"/>
    </style:style>
    <style:style style:name="T32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6cb34c" style:font-style-asian="normal" style:font-weight-asian="normal" style:font-style-complex="normal" style:font-weight-complex="normal"/>
    </style:style>
    <style:style style:name="T33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6deb58" style:font-style-asian="normal" style:font-weight-asian="normal" style:font-style-complex="normal" style:font-weight-complex="normal"/>
    </style:style>
    <style:style style:name="T34" style:family="text">
      <style:text-properties style:use-window-font-color="true" style:font-name="Calibri1" fo:font-style="normal" style:text-underline-style="solid" style:text-underline-width="auto" style:text-underline-color="font-color" fo:font-weight="bold" officeooo:rsid="006deb58" style:font-style-asian="normal" style:font-weight-asian="bold" style:font-style-complex="normal" style:font-weight-complex="bold"/>
    </style:style>
    <style:style style:name="T35" style:family="text">
      <style:text-properties style:use-window-font-color="true" style:font-name="Calibri1" style:text-underline-style="solid" style:text-underline-width="auto" style:text-underline-color="font-color" fo:font-weight="normal" officeooo:rsid="00607313" style:font-weight-asian="normal" style:font-weight-complex="normal"/>
    </style:style>
    <style:style style:name="T36" style:family="text">
      <style:text-properties style:use-window-font-color="true" style:font-name="Calibri1" style:text-underline-style="solid" style:text-underline-width="auto" style:text-underline-color="font-color" fo:font-weight="normal" officeooo:rsid="004f05ba" style:font-weight-asian="normal" style:font-weight-complex="normal"/>
    </style:style>
    <style:style style:name="T37" style:family="text">
      <style:text-properties style:use-window-font-color="true" style:font-name="Calibri1" style:text-underline-style="solid" style:text-underline-width="auto" style:text-underline-color="font-color" fo:font-weight="normal" officeooo:rsid="00623d28" style:font-weight-asian="normal" style:font-weight-complex="normal"/>
    </style:style>
    <style:style style:name="T38" style:family="text">
      <style:text-properties style:use-window-font-color="true" style:font-name="Calibri1" style:text-underline-style="solid" style:text-underline-width="auto" style:text-underline-color="font-color" fo:font-weight="normal" officeooo:rsid="0064d56d" style:font-weight-asian="normal" style:font-weight-complex="normal"/>
    </style:style>
    <style:style style:name="T39" style:family="text">
      <style:text-properties style:use-window-font-color="true" style:font-name="Calibri1" style:text-underline-style="solid" style:text-underline-width="auto" style:text-underline-color="font-color" fo:font-weight="normal" officeooo:rsid="006c73ee" style:font-weight-asian="normal" style:font-weight-complex="normal"/>
    </style:style>
    <style:style style:name="T40" style:family="text">
      <style:text-properties style:font-name="Calibri1"/>
    </style:style>
    <style:style style:name="T41" style:family="text">
      <style:text-properties style:font-name="Calibri1" fo:font-style="italic" style:text-underline-style="none" officeooo:rsid="005f0338" style:font-style-asian="italic" style:font-style-complex="italic"/>
    </style:style>
    <style:style style:name="T42" style:family="text">
      <style:text-properties style:font-name="Calibri1" officeooo:rsid="004220aa"/>
    </style:style>
    <style:style style:name="T43" style:family="text">
      <style:text-properties style:font-name="Calibri1" officeooo:rsid="00437d61"/>
    </style:style>
    <style:style style:name="T44" style:family="text">
      <style:text-properties style:font-name="Calibri1" officeooo:rsid="0045e86a"/>
    </style:style>
    <style:style style:name="T45" style:family="text">
      <style:text-properties style:font-name="Calibri1" officeooo:rsid="0047c1a7"/>
    </style:style>
    <style:style style:name="T46" style:family="text">
      <style:text-properties style:font-name="Calibri1" officeooo:rsid="0049b7d0"/>
    </style:style>
    <style:style style:name="T47" style:family="text">
      <style:text-properties style:font-name="Calibri1" officeooo:rsid="004b7d33"/>
    </style:style>
    <style:style style:name="T48" style:family="text">
      <style:text-properties style:font-name="Calibri1" officeooo:rsid="004d3619"/>
    </style:style>
    <style:style style:name="T49" style:family="text">
      <style:text-properties style:font-name="Calibri1" officeooo:rsid="004f05ba"/>
    </style:style>
    <style:style style:name="T50" style:family="text">
      <style:text-properties style:font-name="Calibri1" officeooo:rsid="00504432"/>
    </style:style>
    <style:style style:name="T51" style:family="text">
      <style:text-properties style:font-name="Calibri1" officeooo:rsid="00508adb"/>
    </style:style>
    <style:style style:name="T52" style:family="text">
      <style:text-properties style:font-name="Calibri1" officeooo:rsid="0051408a"/>
    </style:style>
    <style:style style:name="T53" style:family="text">
      <style:text-properties style:font-name="Calibri1" officeooo:rsid="0053247f"/>
    </style:style>
    <style:style style:name="T54" style:family="text">
      <style:text-properties style:font-name="Calibri1" officeooo:rsid="0053d496"/>
    </style:style>
    <style:style style:name="T55" style:family="text">
      <style:text-properties style:font-name="Calibri1" style:text-underline-style="none"/>
    </style:style>
    <style:style style:name="T56" style:family="text">
      <style:text-properties style:font-name="Calibri1" style:text-underline-style="none" officeooo:rsid="005cce05"/>
    </style:style>
    <style:style style:name="T57" style:family="text">
      <style:text-properties style:font-name="Calibri1" style:text-underline-style="none" officeooo:rsid="0064d56d"/>
    </style:style>
    <style:style style:name="T58" style:family="text">
      <style:text-properties style:font-name="Calibri1" style:text-underline-style="none" officeooo:rsid="00504432"/>
    </style:style>
    <style:style style:name="T59" style:family="text">
      <style:text-properties style:font-name="Calibri1" style:text-underline-style="none" officeooo:rsid="0053247f"/>
    </style:style>
    <style:style style:name="T60" style:family="text">
      <style:text-properties style:font-name="Calibri1" style:text-underline-style="none" officeooo:rsid="00691949"/>
    </style:style>
    <style:style style:name="T61" style:family="text">
      <style:text-properties style:font-name="Calibri1" style:text-underline-style="none" officeooo:rsid="006c73ee"/>
    </style:style>
    <style:style style:name="T62" style:family="text">
      <style:text-properties style:font-name="Calibri1" style:text-underline-style="none" officeooo:rsid="006fcec8"/>
    </style:style>
    <style:style style:name="T63" style:family="text">
      <style:text-properties style:font-name="Calibri1" fo:font-style="normal" style:text-underline-style="none" officeooo:rsid="00589c82" style:font-style-asian="normal" style:font-style-complex="normal"/>
    </style:style>
    <style:style style:name="T64" style:family="text">
      <style:text-properties style:font-name="Calibri1" fo:font-style="normal" style:text-underline-style="none" officeooo:rsid="005cce05" style:font-style-asian="normal" style:font-style-complex="normal"/>
    </style:style>
    <style:style style:name="T65" style:family="text">
      <style:text-properties style:font-name="Calibri1" fo:font-style="normal" style:text-underline-style="none" officeooo:rsid="005f0338" style:font-style-asian="normal" style:font-style-complex="normal"/>
    </style:style>
    <style:style style:name="T66" style:family="text">
      <style:text-properties style:font-name="Calibri1" fo:font-style="normal" style:text-underline-style="none" officeooo:rsid="00601b98" style:font-style-asian="normal" style:font-style-complex="normal"/>
    </style:style>
    <style:style style:name="T67" style:family="text">
      <style:text-properties style:font-name="Calibri1" fo:font-style="normal" style:text-underline-style="none" officeooo:rsid="00623d28" style:font-style-asian="normal" style:font-style-complex="normal"/>
    </style:style>
    <style:style style:name="T68" style:family="text">
      <style:text-properties style:font-name="Calibri1" fo:font-style="normal" style:text-underline-style="none" officeooo:rsid="0062645b" style:font-style-asian="normal" style:font-style-complex="normal"/>
    </style:style>
    <style:style style:name="T69" style:family="text">
      <style:text-properties style:font-name="Calibri1" fo:font-style="normal" style:text-underline-style="none" officeooo:rsid="006352db" style:font-style-asian="normal" style:font-style-complex="normal"/>
    </style:style>
    <style:style style:name="T70" style:family="text">
      <style:text-properties style:font-name="Calibri1" fo:font-style="normal" style:text-underline-style="none" officeooo:rsid="006cb34c" style:font-style-asian="normal" style:font-style-complex="normal"/>
    </style:style>
    <style:style style:name="T71" style:family="text">
      <style:text-properties style:font-name="Calibri1" fo:font-style="normal" style:text-underline-style="none" fo:font-weight="bold" officeooo:rsid="006cb34c" style:font-style-asian="normal" style:font-weight-asian="bold" style:font-style-complex="normal" style:font-weight-complex="bold"/>
    </style:style>
    <style:style style:name="T72" style:family="text">
      <style:text-properties style:font-name="Calibri1" fo:font-style="normal" style:text-underline-style="none" fo:font-weight="normal" officeooo:rsid="005f0338" style:font-style-asian="normal" style:font-weight-asian="normal" style:font-style-complex="normal" style:font-weight-complex="normal"/>
    </style:style>
    <style:style style:name="T73" style:family="text">
      <style:text-properties style:font-name="Calibri1" officeooo:rsid="005a8fdc"/>
    </style:style>
    <style:style style:name="T74" style:family="text">
      <style:text-properties style:font-name="Calibri1" officeooo:rsid="005cce05"/>
    </style:style>
    <style:style style:name="T75" style:family="text">
      <style:text-properties style:font-name="Calibri1" fo:font-weight="bold" officeooo:rsid="0045e86a" style:font-weight-asian="bold" style:font-weight-complex="bold"/>
    </style:style>
    <style:style style:name="T76" style:family="text">
      <style:text-properties style:font-name="Calibri1" fo:font-weight="bold" officeooo:rsid="004220aa" style:font-weight-asian="bold" style:font-weight-complex="bold"/>
    </style:style>
    <style:style style:name="T77" style:family="text">
      <style:text-properties style:font-name="Calibri1" fo:font-weight="bold" officeooo:rsid="004d3619" style:font-weight-asian="bold" style:font-weight-complex="bold"/>
    </style:style>
    <style:style style:name="T78" style:family="text">
      <style:text-properties style:font-name="Calibri1" officeooo:rsid="0064d56d"/>
    </style:style>
    <style:style style:name="T79" style:family="text">
      <style:text-properties style:font-name="Calibri1" fo:font-weight="normal" officeooo:rsid="0045e86a" style:font-weight-asian="normal" style:font-weight-complex="normal"/>
    </style:style>
    <style:style style:name="T80" style:family="text">
      <style:text-properties style:font-name="Calibri1" fo:font-weight="normal" officeooo:rsid="00678c8e" style:font-weight-asian="normal" style:font-weight-complex="normal"/>
    </style:style>
    <style:style style:name="T81" style:family="text">
      <style:text-properties style:font-name="Calibri1" fo:font-weight="normal" officeooo:rsid="004d3619" style:font-weight-asian="normal" style:font-weight-complex="normal"/>
    </style:style>
    <style:style style:name="T82" style:family="text">
      <style:text-properties style:font-name="Calibri1" officeooo:rsid="006e24c8"/>
    </style:style>
    <style:style style:name="T83" style:family="text">
      <style:text-properties officeooo:rsid="00402956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officeooo:rsid="00691949"/>
    </style:style>
    <style:style style:name="T86" style:family="text">
      <style:text-properties officeooo:rsid="006c73e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3472in, 0.6508in, 0.3035in, 0.731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CICLO FORMATIVO EN DESARROLLO DE APLICACIONES WEB</text:p>
            <text:p text:style-name="P2">PROGRAMACIÓN <text:span text:style-name="T1">–</text:span> <text:span text:style-name="T83">PRUEBA DE </text:span><text:span text:style-name="T1">EVALUACIÓN </text:span><text:span text:style-name="T2">ORDINARIA</text:span></text:p>
          </table:table-cell>
          <table:table-cell table:style-name="Table1.A1" office:value-type="string">
            <text:p text:style-name="P3">Fecha</text:p>
            <text:p text:style-name="P1"><text:span text:style-name="T83">01</text:span>/0<text:span text:style-name="T83">6</text:span>/2020</text:p>
          </table:table-cell>
        </table:table-row>
      </table:table>
      <text:p text:style-name="P9"/>
      <text:p text:style-name="P16"><text:span text:style-name="T4">I</text:span><text:span text:style-name="T3">NFORMACIÓN GENERAL</text:span></text:p>
      <text:p text:style-name="P11"><text:span text:style-name="T8">Prueba práctica de programación mediante ordenador. Está permitido consultar apuntes, código propio e información disponible en Internet. No está permitido comunicarse con otras personas.</text:span></text:p>
      <text:p text:style-name="P15"/>
      <text:p text:style-name="P12"><text:span text:style-name="T4">E</text:span><text:span text:style-name="T5">JERCICIO 1 (6 P</text:span><text:span text:style-name="T6">UNTOS</text:span><text:span text:style-name="T5">)</text:span></text:p>
      <text:p text:style-name="P10"><text:span text:style-name="T7">En </text:span><text:span text:style-name="T9">La Tienda del Barrio </text:span><text:span text:style-name="T10">S.A.</text:span><text:span text:style-name="T9"> </text:span><text:span text:style-name="T7">necesitan un programa en lenguaje Java que les ayude a gestionar la informa</text:span><text:span text:style-name="T18">ción sobre los artículos que tienen en la tienda, así como </text:span><text:span text:style-name="T19">realizar </text:span><text:span text:style-name="T18">ventas a clientes y compras a proveedores.</text:span><text:span text:style-name="T20"> </text:span><text:span text:style-name="T37">Crea</text:span><text:span text:style-name="T36"> un </text:span><text:span text:style-name="T39">proyecto Java</text:span><text:span text:style-name="T38"> </text:span><text:span text:style-name="T37">con</text:span><text:span text:style-name="T36"> las clases </text:span><text:span text:style-name="T35">descritas abajo</text:span><text:span text:style-name="T20">. </text:span><text:span text:style-name="T35">Entrega todo el proyecto comprimido en ZIP.</text:span></text:p>
      <text:p text:style-name="P14"/>
      <text:p text:style-name="P11"><text:span text:style-name="T76">C</text:span><text:span text:style-name="T75">lase ‘Articulo’</text:span><text:span text:style-name="T79"> </text:span><text:span text:style-name="T80">(3 puntos)</text:span></text:p>
      <text:list xml:id="list650421999" text:style-name="L1">
        <text:list-item>
          <text:p text:style-name="P18"><text:span text:style-name="T44">Un</text:span><text:span text:style-name="T42"> artículo tiene un </text:span><text:span text:style-name="T43">id</text:span><text:span text:style-name="T47">entificador</text:span><text:span text:style-name="T43"> (n</text:span><text:span text:style-name="T47">úmero entero</text:span><text:span text:style-name="T43">), un </text:span><text:span text:style-name="T42">nombre, </text:span><text:span text:style-name="T43">un precio de venta a cliente, un precio de compra a proveedor, un I</text:span><text:span text:style-name="T44">VA</text:span><text:span text:style-name="T43"> (%) y un stock (</text:span><text:span text:style-name="T45">representa la </text:span><text:span text:style-name="T43">cantidad de ese artículo disponible en tienda). </text:span><text:span text:style-name="T73">E</text:span><text:span text:style-name="T44">l nombre y el identificador de un artículo no pued</text:span><text:span text:style-name="T73">e</text:span><text:span text:style-name="T45">n</text:span><text:span text:style-name="T44"> cambiar. El identificador ha de </text:span><text:span text:style-name="T48">establecerse aut</text:span><text:span text:style-name="T82">o</text:span><text:span text:style-name="T48">máticamente y </text:span><text:span text:style-name="T44">ser único. El IVA es el mismo para todos los artículos (un 21%). Tanto el precio de compra como el precio de venta han de ser valores superiores a cero. </text:span><text:span text:style-name="T45">E</text:span><text:span text:style-name="T44">l precio de venta ha de ser superior al precio de compra. </text:span><text:span text:style-name="T45">El stock h</text:span><text:span text:style-name="T48">a de ser superior o igual a cero.</text:span></text:p>
        </text:list-item>
        <text:list-item>
          <text:p text:style-name="P31">Deberá tener un único constructor así como todos los getters y setters que sea posible.</text:p>
        </text:list-item>
        <text:list-item>
          <text:p text:style-name="P19"><text:span text:style-name="T45">Deberá tener al menos dos métodos públicos, uno para vender (a cliente) y otro para comprar (a proveedor). En ambos casos deberá pasarse u</text:span><text:span text:style-name="T46">n único</text:span><text:span text:style-name="T45"> argumento con la cantidad </text:span><text:span text:style-name="T46">de unidades a vender o comprar,</text:span><text:span text:style-name="T45"> y </text:span><text:span text:style-name="T46">se </text:span><text:span text:style-name="T45">devolver</text:span><text:span text:style-name="T46">á</text:span><text:span text:style-name="T45"> </text:span><text:span text:style-name="T50">un valor indicando s</text:span><text:span text:style-name="T51">i fué posible realizar la o</text:span><text:span text:style-name="T52">peración o no.</text:span></text:p>
        </text:list-item>
        <text:list-item>
          <text:p text:style-name="P20"><text:span text:style-name="T45">D</text:span><text:span text:style-name="T49">eberá tener un método público que devuelva una cadena de texto </text:span><text:span text:style-name="T50">de una sola línea con </text:span><text:span text:style-name="T49">l</text:span><text:span text:style-name="T50">a información sobre dicho artículo</text:span><text:span text:style-name="T49">: </text:span><text:span text:style-name="T50">id, nombre, precios, IVA y stock.</text:span></text:p>
        </text:list-item>
        <text:list-item>
          <text:p text:style-name="P21"><text:span text:style-name="T52">En los casos en los que sea necesario, </text:span><text:span text:style-name="T51">l</text:span><text:span text:style-name="T50">os métodos públicos lanzar</text:span><text:span text:style-name="T52">án</text:span><text:span text:style-name="T50"> una e</text:span><text:span text:style-name="T52">xcepción</text:span><text:span text:style-name="T50"> si no es posible realizar la operación solicitada.</text:span></text:p>
        </text:list-item>
        <text:list-item>
          <text:p text:style-name="P22"><text:span text:style-name="T45">P</text:span><text:span text:style-name="T46">ueden implementarse </text:span><text:span text:style-name="T48">otros </text:span><text:span text:style-name="T46">métodos si se considera necesario.</text:span></text:p>
        </text:list-item>
        <text:list-item>
          <text:p text:style-name="P37"><text:span text:style-name="T46">E</text:span><text:span text:style-name="T42">s </text:span><text:span text:style-name="T46">obligatorio que es</text:span><text:span text:style-name="T42">ta clase no </text:span><text:span text:style-name="T46">realice</text:span><text:span text:style-name="T42"> ningún tipo de entrada por teclado ni salida por pantalla.</text:span></text:p>
        </text:list-item>
      </text:list>
      <text:p text:style-name="P17"/>
      <text:p text:style-name="P11"><text:span text:style-name="T75">C</text:span><text:span text:style-name="T77">lase ‘Tienda’</text:span><text:span text:style-name="T81"> </text:span><text:span text:style-name="T80">(2 puntos)</text:span></text:p>
      <text:list xml:id="list1133094577" text:style-name="L2">
        <text:list-item>
          <text:p text:style-name="P39"><text:span text:style-name="T50">C</text:span><text:span text:style-name="T40">ontendrá la función ‘main’ del programa</text:span><text:span text:style-name="T78">.</text:span></text:p>
        </text:list-item>
        <text:list-item>
          <text:p text:style-name="P32">Al iniciar el programa se mostrará por pantalla un menú principal con las siguientes opciones:</text:p>
          <text:list>
            <text:list-header>
              <text:p text:style-name="P32">1. Mostrar artículos.</text:p>
              <text:p text:style-name="P32">2. Venta a cliente.</text:p>
              <text:p text:style-name="P32">3. Compra a proveedor.</text:p>
              <text:p text:style-name="P32">4. Gestionar artículos.</text:p>
              <text:p text:style-name="P33">5. Salir.</text:p>
            </text:list-header>
          </text:list>
        </text:list-item>
        <text:list-item>
          <text:p text:style-name="P40"><text:span text:style-name="T40">La opción 1 mostrará </text:span><text:span text:style-name="T50">por pantalla la</text:span><text:span text:style-name="T40"> descripción de todos los artículos de la tienda.</text:span></text:p>
        </text:list-item>
        <text:list-item>
          <text:p text:style-name="P23"><text:span text:style-name="T49">La opción 2 permitirá </text:span><text:span text:style-name="T50">real</text:span><text:span text:style-name="T52">izar una venta</text:span><text:span text:style-name="T50">. Pedirá</text:span><text:span text:style-name="T51"> </text:span><text:span text:style-name="T52">los</text:span><text:span text:style-name="T50"> id</text:span><text:span text:style-name="T52">entificadores y cantidades</text:span><text:span text:style-name="T50"> </text:span><text:span text:style-name="T51">de l</text:span><text:span text:style-name="T52">os </text:span><text:span text:style-name="T51">artículo</text:span><text:span text:style-name="T52">s deseados </text:span><text:span text:style-name="T54">además del nombre del cliente.</text:span><text:span text:style-name="T52"> </text:span><text:span text:style-name="T54">M</text:span><text:span text:style-name="T52">ostrará</text:span><text:span text:style-name="T51"> e</text:span><text:span text:style-name="T52">l precio total y </text:span><text:span text:style-name="T54">p</text:span><text:span text:style-name="T52">edirá confirmar la venta.</text:span></text:p>
        </text:list-item>
        <text:list-item>
          <text:p text:style-name="P40"><text:span text:style-name="T40">La opción </text:span><text:span text:style-name="T52">3</text:span><text:span text:style-name="T40"> permitirá </text:span><text:span text:style-name="T50">real</text:span><text:span text:style-name="T52">izar una compra</text:span><text:span text:style-name="T50">. Pedirá</text:span><text:span text:style-name="T51"> </text:span><text:span text:style-name="T52">los</text:span><text:span text:style-name="T50"> id</text:span><text:span text:style-name="T52">entificadores y cantidades</text:span><text:span text:style-name="T50"> </text:span><text:span text:style-name="T51">de l</text:span><text:span text:style-name="T52">os </text:span><text:span text:style-name="T51">artículo</text:span><text:span text:style-name="T52">s deseados </text:span><text:span text:style-name="T54">además del nombre del proveedor.</text:span><text:span text:style-name="T52"> </text:span><text:span text:style-name="T54">M</text:span><text:span text:style-name="T52">ostrará</text:span><text:span text:style-name="T51"> e</text:span><text:span text:style-name="T52">l precio total y </text:span><text:span text:style-name="T54">p</text:span><text:span text:style-name="T52">edirá confirmar la </text:span><text:span text:style-name="T54">compra</text:span><text:span text:style-name="T52">.</text:span></text:p>
        </text:list-item>
        <text:list-item>
          <text:p text:style-name="P23"><text:span text:style-name="T49">La opción </text:span><text:span text:style-name="T52">4 mostrará un submenú </text:span><text:span text:style-name="T53">con cuatro opciones: ‘Añadir artículo’, ‘Editar artículo’, ‘Eliminar artículo’ y ‘Volver’. Las tres primeras opciones pedirán introducir la información necesaria y realizarán la operación si es posible. La cuarta opción volverá al menú principal.</text:span></text:p>
        </text:list-item>
        <text:list-item>
          <text:p text:style-name="P33">La opción 5 termina el programa.</text:p>
        </text:list-item>
        <text:list-item>
          <text:p text:style-name="P34"><text:soft-page-break/>El menú principal y el submenú se volverán a mostrar tras cada operación hasta que el usuario elija ‘Salir’ o ‘Volver’ según el caso.</text:p>
        </text:list-item>
        <text:list-item>
          <text:p text:style-name="P35">Toda interacción con el usuario deberá realizarse por entrada y salida estándar (teclado y pantalla).</text:p>
        </text:list-item>
        <text:list-item>
          <text:p text:style-name="P24"><text:span text:style-name="T54">Los artículos deberán almacenarse en memoria en alguna estructura de datos. N</text:span><text:span text:style-name="T52">o es necesari</text:span><text:span text:style-name="T74">o que haya</text:span><text:span text:style-name="T52"> persistencia de datos </text:span><text:span text:style-name="T74">(no se precisa utilizar ficheros)</text:span><text:span text:style-name="T52">.</text:span></text:p>
        </text:list-item>
        <text:list-item>
          <text:p text:style-name="P38"><text:span text:style-name="T50">Deberán manejarse los posibles errores </text:span><text:span text:style-name="T74">y excepciones </text:span><text:span text:style-name="T40">que puedan producirse.</text:span></text:p>
        </text:list-item>
        <text:list-item>
          <text:p text:style-name="P25"><text:span text:style-name="T58">No programes todo </text:span><text:span text:style-name="T59">directamente </text:span><text:span text:style-name="T58">en la función main. Implementa distintas funciones </text:span><text:span text:style-name="T59">adicionales </text:span><text:span text:style-name="T58">para que </text:span><text:span text:style-name="T56">el código </text:span><text:span text:style-name="T58">sea </text:span><text:span text:style-name="T57">lo </text:span><text:span text:style-name="T58">más modular.</text:span></text:p>
        </text:list-item>
        <text:list-item>
          <text:p text:style-name="P26"><text:span text:style-name="T58">E</text:span><text:span text:style-name="T57">s obligatorio utilizar la clase ‘Articulo’.</text:span></text:p>
        </text:list-item>
      </text:list>
      <text:p text:style-name="P7"/>
      <text:p text:style-name="P8"><text:span text:style-name="T84">Clase ‘Calculadora’ </text:span><text:span text:style-name="T85">(1 punto)</text:span></text:p>
      <text:list xml:id="list1892387865" text:style-name="L3">
        <text:list-item>
          <text:p text:style-name="P27"><text:span text:style-name="T60">Interfaz gráfica tipo JFrame que ayude a </text:span><text:span text:style-name="T62">un empleado de la tienda a</text:span><text:span text:style-name="T60"> calcular el precio de venta de un artículo. Deberá contener los componentes necesarios para introducir </text:span><text:span text:style-name="T62">4 datos: </text:span><text:span text:style-name="T60">Precio de un artícul</text:span><text:span text:style-name="T62">o</text:span><text:span text:style-name="T60">, </text:span><text:span text:style-name="T62">u</text:span><text:span text:style-name="T60">nidades de dicho artículo, </text:span><text:span text:style-name="T62">d</text:span><text:span text:style-name="T60">escuento (%) </text:span><text:span text:style-name="T62">e </text:span><text:span text:style-name="T60">IVA (%). </text:span><text:span text:style-name="T62">También tendrá un botón </text:span><text:span text:style-name="T60">‘Calcular’ </text:span><text:span text:style-name="T62">que al presionarlo </text:span><text:span text:style-name="T60">mostrará </text:span><text:span text:style-name="T62">en un JLabel </text:span><text:span text:style-name="T60">el precio final </text:span><text:span text:style-name="T61">tras aplicar el descuento </text:span><text:span text:style-name="T62">y lego el IVA.</text:span></text:p>
        </text:list-item>
        <text:list-item>
          <text:p text:style-name="P27"><text:span text:style-name="T60">Compr</text:span><text:span text:style-name="T61">ueba</text:span><text:span text:style-name="T60"> </text:span><text:span text:style-name="T62">que </text:span><text:span text:style-name="T60">l</text:span><text:span text:style-name="T61">os</text:span><text:span text:style-name="T60"> d</text:span><text:span text:style-name="T61">atos </text:span><text:span text:style-name="T60">introducid</text:span><text:span text:style-name="T61">os </text:span><text:span text:style-name="T62">sean válidos y</text:span><text:span text:style-name="T60"> maneja </text:span><text:span text:style-name="T62">las </text:span><text:span text:style-name="T61">posibles</text:span><text:span text:style-name="T60"> excepciones. </text:span><text:span text:style-name="T62">En caso de error</text:span><text:span text:style-name="T60"> avisa al usuario </text:span><text:span text:style-name="T62">mediante un cuadro de diálogo.</text:span></text:p>
        </text:list-item>
        <text:list-item>
          <text:p text:style-name="P46"><text:span text:style-name="T60">L</text:span><text:span text:style-name="T55">a interfaz debe ser sencilla pero fácil de entender y de utilizar.</text:span></text:p>
        </text:list-item>
        <text:list-item>
          <text:p text:style-name="P36"><text:span text:style-name="T86">Esta clase es independiente de las dos anteriores (n</text:span>o es necesario utilizar ‘Artículo’ <text:span text:style-name="T86">ni ‘Tienda’).</text:span></text:p>
        </text:list-item>
      </text:list>
      <text:p text:style-name="P7"/>
      <text:p text:style-name="P13"><text:span text:style-name="T11">E</text:span><text:span text:style-name="T12">JERCICIO</text:span><text:span text:style-name="T11"> </text:span><text:span text:style-name="T14">2</text:span><text:span text:style-name="T11"> </text:span><text:span text:style-name="T13">(</text:span><text:span text:style-name="T17">4</text:span><text:span text:style-name="T11"> </text:span><text:span text:style-name="T15">P</text:span><text:span text:style-name="T16">UNTOS</text:span><text:span text:style-name="T13">)</text:span></text:p>
      <text:p text:style-name="P6"><text:span text:style-name="T63">E</text:span><text:span text:style-name="T64">l </text:span><text:span text:style-name="T41">Agencia Estatal de Meteorología</text:span><text:span text:style-name="T65"> (AEMET) necesita un software de análisis de datos meteorológicos para un estudio sobre el cambio climático que están realizando. </text:span><text:span text:style-name="T70">A modo de ejemplo, </text:span><text:span text:style-name="T66">t</text:span><text:span text:style-name="T65">e proporcionan </text:span><text:span text:style-name="T66">el </text:span><text:span text:style-name="T72">his</text:span><text:span text:style-name="T65">tórico de temperaturas </text:span><text:span text:style-name="T68">diarias </text:span><text:span text:style-name="T69">máximas y </text:span><text:span text:style-name="T65">mínimas </text:span><text:span text:style-name="T66">de Santa Cruz de Tenerife </text:span><text:span text:style-name="T67">desde el año 2000 hasta el 2019 </text:span><text:span text:style-name="T70">(descomprime el archivo </text:span><text:span text:style-name="T71">tenerife.zip</text:span><text:span text:style-name="T70">)</text:span><text:span text:style-name="T65">. </text:span><text:span text:style-name="T27">Crea un </text:span><text:span text:style-name="T31">programa </text:span><text:span text:style-name="T30">Ja</text:span><text:span text:style-name="T32">va con una sola clase </text:span><text:span text:style-name="T29">que </text:span><text:span text:style-name="T32">haga lo siguiente:</text:span></text:p>
      <text:list xml:id="list791936416" text:style-name="L4">
        <text:list-item>
          <text:p text:style-name="P41"><text:span text:style-name="T22">A</text:span><text:span text:style-name="T21">l iniciar el programa </text:span><text:span text:style-name="T26">se</text:span><text:span text:style-name="T21"> mostrará </text:span><text:span text:style-name="T26">pon pantalla </text:span><text:span text:style-name="T21">un menú con dos opciones:</text:span></text:p>
          <text:list>
            <text:list-header>
              <text:p text:style-name="P42">1. VOLCAR FICHEROS A BD</text:p>
              <text:p text:style-name="P42">2. PROCESAR DATOS</text:p>
            </text:list-header>
          </text:list>
        </text:list-item>
      </text:list>
      <text:list xml:id="list2284911412" text:style-name="L5">
        <text:list-item>
          <text:p text:style-name="P43">La opción 1 leerá los datos históricos almacenados en los ficheros y los guardará en la tabla ‘temperaturas’ de la base de datos ‘AEMET’ almacenada en tu servidor MySQL en localhost. La base de datos y la tabla tendrás que haberlas creado previamente (puedes hacerlo desde phpMyAdmin, NetBeans o cualquier otro medio). La tabla deberá tener seis campos: Ciudad, Año, Mes, Dia, Máxima y Mínima (del tipo de dato más apropiado).</text:p>
        </text:list-item>
        <text:list-item>
          <text:p text:style-name="P44">La opción 2 accederá a la información de la base de datos (no a los ficheros) y mostrará por pantalla, para cada año, la siguiente información:</text:p>
          <text:list>
            <text:list-item>
              <text:p text:style-name="P28"><text:span text:style-name="T22">Temperatura</text:span><text:span text:style-name="T23"> más alta </text:span><text:span text:style-name="T26">y más baja</text:span><text:span text:style-name="T23"> del año.</text:span></text:p>
            </text:list-item>
            <text:list-item>
              <text:p text:style-name="P29"><text:span text:style-name="T22">Temperatura </text:span><text:span text:style-name="T23">máxima </text:span><text:span text:style-name="T22">media </text:span><text:span text:style-name="T26">del año</text:span><text:span text:style-name="T22"> (suma </text:span><text:span text:style-name="T24">de máximas</text:span><text:span text:style-name="T22"> / días)</text:span><text:span text:style-name="T25">.</text:span></text:p>
            </text:list-item>
            <text:list-item>
              <text:p text:style-name="P29"><text:span text:style-name="T22">Temperatura m</text:span><text:span text:style-name="T23">ínima</text:span><text:span text:style-name="T22"> media </text:span><text:span text:style-name="T26">del año </text:span><text:span text:style-name="T22">(suma d</text:span><text:span text:style-name="T24">e mínimas </text:span><text:span text:style-name="T22">/ días)</text:span><text:span text:style-name="T25">.</text:span></text:p>
            </text:list-item>
            <text:list-item>
              <text:p text:style-name="P28"><text:span text:style-name="T22">T</text:span><text:span text:style-name="T24">emperatura intermedia de las dos </text:span><text:span text:style-name="T26">medias </text:span><text:span text:style-name="T24">anteriores (suma de ambas / 2)</text:span></text:p>
            </text:list-item>
            <text:list-item>
              <text:p text:style-name="P45">Mayor diferencia de temperatura en un mismo día.</text:p>
            </text:list-item>
          </text:list>
        </text:list-item>
        <text:list-item>
          <text:p text:style-name="P30"><text:span text:style-name="T23">T</text:span><text:span text:style-name="T26">ras realizar cualquiera de las dos opciones se mostrará por pantalla un mensaje indicado si la operación fué satisfactoria y el programa terminará.</text:span></text:p>
        </text:list-item>
      </text:list>
      <text:p text:style-name="P5"><text:span text:style-name="T24">No escribas todo el código </text:span><text:span text:style-name="T26">directamente </text:span><text:span text:style-name="T24">en la función ‘main’, implementa funciones adicionales para evitar repetir código y que el programa sea modular. </text:span><text:span text:style-name="T31">E</text:span><text:span text:style-name="T28">ntrega todo el proyecto comprimido en ZIP. </text:span><text:span text:style-name="T34">También la base de datos AEMET exportada en un archivo sql</text:span><text:span text:style-name="T33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ca" fo:country="ES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ca" fo:country="ES"/>
    </style:style>
    <style:style style:name="Pie_20_de_20_página_20_Car" style:display-name="Pie de página Car" style:family="text" style:parent-style-name="Fuente_20_de_20_párrafo_20_predeter.">
      <style:text-properties fo:language="ca" fo:country="ES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3472in, 0.6508in, 0.3035in, 0.7319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4 Imagen" text:anchor-type="paragraph" svg:x="-0.0791in" svg:y="-0.3508in" svg:width="6.8161in" style:rel-width="scale" svg:height="0.7701in" style:rel-height="scale" draw:z-index="1"><draw:image xlink:href="Pictures/10000000000009AC000001ADE78570A4C8837FA2.jpg" xlink:type="simple" xlink:show="embed" xlink:actuate="onLoad" loext:mime-type="image/jpeg"/><svg:desc>cabecera ceed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4.2$Linux_X86_64 LibreOffice_project/60da17e045e08f1793c57c00ba83cdfce946d0aa</meta:generator>
    <meta:initial-creator>Vicente</meta:initial-creator>
    <meta:creation-date>2019-11-28T09:01:00Z</meta:creation-date>
    <dc:date>2020-05-31T12:00:06.501351527</dc:date>
    <meta:editing-cycles>39</meta:editing-cycles>
    <meta:editing-duration>PT10H5M6S</meta:editing-duration>
    <dc:creator>Lionel Tarazón</dc:creator>
    <meta:document-statistic meta:table-count="1" meta:image-count="1" meta:object-count="0" meta:page-count="2" meta:paragraph-count="54" meta:word-count="1067" meta:character-count="6324" meta:non-whitespace-character-count="5350"/>
    <meta:template xlink:type="simple" xlink:actuate="onRequest" xlink:title="" xlink:href="../Examen%20EVA%20Ordinaria.odt/Normal"/>
  </office:meta>
</office:document-meta>
</file>